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18a1" officeooo:paragraph-rsid="000818a1"/>
    </style:style>
    <style:style style:name="P2" style:family="paragraph" style:parent-style-name="Standard">
      <style:text-properties fo:font-size="18pt" officeooo:rsid="000818a1" officeooo:paragraph-rsid="000818a1" style:font-size-asian="18pt" style:font-size-complex="18pt"/>
    </style:style>
    <style:style style:name="P3" style:family="paragraph" style:parent-style-name="Standard">
      <style:text-properties fo:font-size="18pt" officeooo:rsid="0009e118" officeooo:paragraph-rsid="0009e118" style:font-size-asian="18pt" style:font-size-complex="18pt"/>
    </style:style>
    <style:style style:name="P4" style:family="paragraph" style:parent-style-name="Standard">
      <style:text-properties fo:font-size="18pt" officeooo:rsid="0009e118" officeooo:paragraph-rsid="0009e118" style:font-size-asian="15.75pt" style:font-size-complex="18pt"/>
    </style:style>
    <style:style style:name="P5" style:family="paragraph" style:parent-style-name="Standard">
      <style:text-properties fo:font-size="11pt" officeooo:rsid="000818a1" officeooo:paragraph-rsid="000818a1" style:font-size-asian="9.60000038146973pt" style:font-size-complex="11pt"/>
    </style:style>
    <style:style style:name="P6" style:family="paragraph" style:parent-style-name="Standard">
      <style:text-properties fo:font-size="11pt" officeooo:rsid="0009e118" officeooo:paragraph-rsid="0009e118" style:font-size-asian="9.60000038146973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LL ARRAY METHOD:</text:p>
      <text:p text:style-name="P5">object HelloWorld {</text:p>
      <text:p text:style-name="P5"><text:s text:c="2"/></text:p>
      <text:p text:style-name="P5"><text:tab/>def main(args: Array[String]): Unit = {</text:p>
      <text:p text:style-name="P5"><text:tab/> <text:s/></text:p>
      <text:p text:style-name="P5"><text:tab/> <text:s/>val s1 =Array(1,2,3)</text:p>
      <text:p text:style-name="P5"><text:tab/> <text:s/>var arr=Array.fill(3)("zainab")</text:p>
      <text:p text:style-name="P5"><text:tab/> <text:s/></text:p>
      <text:p text:style-name="P5"><text:tab/> <text:s/>for (element&lt;-arr)</text:p>
      <text:p text:style-name="P5"><text:tab/> <text:s/>println(element)</text:p>
      <text:p text:style-name="P5"><text:tab/> <text:s/></text:p>
      <text:p text:style-name="P5"><text:tab/>}}</text:p>
      <text:p text:style-name="P5"/>
      <text:p text:style-name="P2">COPY ARRAY METHOD:</text:p>
      <text:p text:style-name="P5">object HelloWorld {</text:p>
      <text:p text:style-name="P5"><text:s text:c="2"/></text:p>
      <text:p text:style-name="P5"><text:tab/>def main(args: Array[String]): Unit = {</text:p>
      <text:p text:style-name="P5"><text:tab/> <text:s/></text:p>
      <text:p text:style-name="P5"><text:tab/> <text:s/>val s1 =Array(1,2,3)</text:p>
      <text:p text:style-name="P5"><text:tab/> <text:s/>val arr = Array(0,0,0,0,0)</text:p>
      <text:p text:style-name="P5"><text:tab/> <text:s/>s1.copyToArray(arr)</text:p>
      <text:p text:style-name="P5"><text:tab/> <text:s/>for (element&lt;-arr)</text:p>
      <text:p text:style-name="P5"><text:tab/> <text:s/>print(element)</text:p>
      <text:p text:style-name="P5"><text:tab/> <text:s/></text:p>
      <text:p text:style-name="P5"><text:tab/>}}</text:p>
      <text:p text:style-name="P5"/>
      <text:p text:style-name="P2">STRING INTERPOLATION:</text:p>
      <text:p text:style-name="P5"/>
      <text:p text:style-name="P5">object HelloWorld {</text:p>
      <text:p text:style-name="P5"><text:s text:c="2"/></text:p>
      <text:p text:style-name="P5"><text:tab/>def main(args: Array[String]): Unit = {</text:p>
      <text:p text:style-name="P5"><text:tab/> <text:s/></text:p>
      <text:p text:style-name="P5"><text:tab/> <text:s/>val name : String="Zainab"</text:p>
      <text:p text:style-name="P5"><text:s text:c="4"/>println(s"Hello, $name")</text:p>
      <text:p text:style-name="P5"><text:s text:c="4"/>println(f"$name%s ")</text:p>
      <text:p text:style-name="P5"><text:s text:c="4"/>println(raw"Result = \n a \n b \n $name")</text:p>
      <text:p text:style-name="P5"><text:tab/>}}</text:p>
      <text:p text:style-name="P5"/>
      <text:p text:style-name="P2">RANGE:</text:p>
      <text:p text:style-name="P5">import Array._</text:p>
      <text:p text:style-name="P5">object HelloWorld {</text:p>
      <text:p text:style-name="P5"><text:s text:c="2"/></text:p>
      <text:p text:style-name="P5"><text:tab/>def main(args: Array[String]): Unit = {</text:p>
      <text:p text:style-name="P5"><text:tab/> <text:s/></text:p>
      <text:p text:style-name="P5"><text:tab/> <text:s/>var r = Array.range(2,10,2) </text:p>
      <text:p text:style-name="P5"><text:tab/> <text:s/>for(element &lt;- r){</text:p>
      <text:p text:style-name="P5"><text:tab/> <text:s text:c="3"/>println(element)</text:p>
      <text:p text:style-name="P5"><text:tab/> <text:s/>}</text:p>
      <text:p text:style-name="P5"><text:tab/> <text:s/></text:p>
      <text:p text:style-name="P5"><text:tab/>}}</text:p>
      <text:p text:style-name="P5"/>
      <text:p text:style-name="P5"/>
      <text:p text:style-name="P5"/>
      <text:p text:style-name="P5"/>
      <text:p text:style-name="P5"/>
      <text:p text:style-name="P2"><text:soft-page-break/>SUBSTRING:</text:p>
      <text:p text:style-name="P5">import Array._</text:p>
      <text:p text:style-name="P5">object HelloWorld {</text:p>
      <text:p text:style-name="P5"><text:s text:c="2"/></text:p>
      <text:p text:style-name="P5"><text:tab/>def main(args: Array[String]): Unit = {</text:p>
      <text:p text:style-name="P5"><text:tab/> <text:s/></text:p>
      <text:p text:style-name="P5"><text:tab/> </text:p>
      <text:p text:style-name="P5"><text:tab/> <text:s text:c="2"/>var s1 ="abcdef"</text:p>
      <text:p text:style-name="P5"><text:tab/> <text:s text:c="2"/>var s2 =s1.substring(1,3)</text:p>
      <text:p text:style-name="P5"><text:tab/> <text:s text:c="2"/>println(s2)</text:p>
      <text:p text:style-name="P5"><text:tab/> <text:s/></text:p>
      <text:p text:style-name="P5"><text:tab/>}}</text:p>
      <text:p text:style-name="P5"/>
      <text:p text:style-name="P5"/>
      <text:p text:style-name="P5"/>
      <text:p text:style-name="P3">EMPTY ARRAY:</text:p>
      <text:p text:style-name="P6">import Array._</text:p>
      <text:p text:style-name="P6">object HelloWorld {</text:p>
      <text:p text:style-name="P6"><text:s text:c="2"/></text:p>
      <text:p text:style-name="P6"><text:tab/>def main(args: Array[String]): Unit = {</text:p>
      <text:p text:style-name="P6"><text:tab/> <text:s/>var arr = Array(1,2,3)</text:p>
      <text:p text:style-name="P6"><text:tab/> <text:s/>var <text:s/>arr1 = Array(5,6,7)</text:p>
      <text:p text:style-name="P6"><text:tab/> </text:p>
      <text:p text:style-name="P6"><text:tab/> <text:s text:c="3"/>println(arr.empty)</text:p>
      <text:p text:style-name="P6"><text:tab/> <text:s/></text:p>
      <text:p text:style-name="P6"><text:tab/>}}</text:p>
      <text:p text:style-name="P6"/>
      <text:p text:style-name="P4">CONCATENATE:</text:p>
      <text:p text:style-name="P6">import Array._</text:p>
      <text:p text:style-name="P6">object HelloWorld {</text:p>
      <text:p text:style-name="P6"><text:s text:c="2"/></text:p>
      <text:p text:style-name="P6"><text:tab/>def main(args: Array[String]): Unit = {</text:p>
      <text:p text:style-name="P6"><text:tab/> <text:s/>var arr = Array(1,2,3)</text:p>
      <text:p text:style-name="P6"><text:tab/> <text:s/>var <text:s/>arr1 = Array(5,6,7)</text:p>
      <text:p text:style-name="P6"><text:tab/> var arr2 = <text:s/>concat( arr, arr1)</text:p>
      <text:p text:style-name="P6"><text:tab/> <text:s/>for (a &lt;- arr2){</text:p>
      <text:p text:style-name="P6"><text:tab/> <text:s text:c="3"/>println(a)</text:p>
      <text:p text:style-name="P6"><text:tab/> <text:s/>}</text:p>
      <text:p text:style-name="P6"><text:tab/>}}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2:25:20.983486628</meta:creation-date>
    <dc:date>2024-07-19T12:52:54.029575437</dc:date>
    <meta:editing-duration>PT17M23S</meta:editing-duration>
    <meta:editing-cycles>1</meta:editing-cycles>
    <meta:document-statistic meta:table-count="0" meta:image-count="0" meta:object-count="0" meta:page-count="2" meta:paragraph-count="81" meta:word-count="171" meta:character-count="1311" meta:non-whitespace-character-count="1034"/>
    <meta:generator>LibreOffice/7.3.7.2$Linux_X86_64 LibreOffice_project/30$Build-2</meta:generator>
  </office:meta>
</office:document-meta>
</file>